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35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4.4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4.216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oiceLin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VoiceLines</text:p>
          </table:table-cell>
          <table:table-cell table:number-columns-repeated="3"/>
          <table:table-cell office:value-type="string">
            <text:p>Other sounds needed:</text:p>
          </table:table-cell>
        </table:table-row>
        <table:table-row table:style-name="ro2">
          <table:table-cell office:value-type="string">
            <text:p>When</text:p>
          </table:table-cell>
          <table:table-cell office:value-type="string">
            <text:p>Who</text:p>
          </table:table-cell>
          <table:table-cell office:value-type="string">
            <text:p>What</text:p>
          </table:table-cell>
          <table:table-cell table:number-columns-repeated="2"/>
        </table:table-row>
        <table:table-row table:style-name="ro1">
          <table:table-cell office:value-type="string">
            <text:p>intro</text:p>
          </table:table-cell>
          <table:table-cell office:value-type="string">
            <text:p>Kaleef:</text:p>
          </table:table-cell>
          <table:table-cell office:value-type="string">
            <text:p>Mom, dont turn off the light!</text:p>
          </table:table-cell>
          <table:table-cell table:number-columns-repeated="2"/>
        </table:table-row>
        <table:table-row table:style-name="ro1">
          <table:table-cell office:value-type="string">
            <text:p>intro</text:p>
          </table:table-cell>
          <table:table-cell office:value-type="string">
            <text:p>Mom:</text:p>
          </table:table-cell>
          <table:table-cell office:value-type="string">
            <text:p>Dont be silly, you need to overcome this fear. </text:p>
          </table:table-cell>
          <table:table-cell table:number-columns-repeated="2"/>
        </table:table-row>
        <table:table-row table:style-name="ro2">
          <table:table-cell office:value-type="string">
            <text:p>intro</text:p>
          </table:table-cell>
          <table:table-cell office:value-type="string">
            <text:p>Mom:</text:p>
          </table:table-cell>
          <table:table-cell office:value-type="string">
            <text:p>There is nothing here and I am right across the corridor in my room.</text:p>
          </table:table-cell>
          <table:table-cell table:number-columns-repeated="2"/>
        </table:table-row>
        <table:table-row table:style-name="ro2">
          <table:table-cell office:value-type="string">
            <text:p>intro</text:p>
          </table:table-cell>
          <table:table-cell office:value-type="string">
            <text:p>Mom:</text:p>
          </table:table-cell>
          <table:table-cell office:value-type="string">
            <text:p>You have nothing to fear.</text:p>
          </table:table-cell>
          <table:table-cell table:number-columns-repeated="2"/>
        </table:table-row>
        <table:table-row table:style-name="ro1">
          <table:table-cell office:value-type="string">
            <text:p>intro</text:p>
          </table:table-cell>
          <table:table-cell office:value-type="string">
            <text:p>Kaleef:</text:p>
          </table:table-cell>
          <table:table-cell office:value-type="string">
            <text:p>But what if the lightning cuts the power of the house???</text:p>
          </table:table-cell>
          <table:table-cell table:number-columns-repeated="2"/>
        </table:table-row>
        <table:table-row table:style-name="ro2">
          <table:table-cell office:value-type="string">
            <text:p>intro</text:p>
          </table:table-cell>
          <table:table-cell/>
          <table:table-cell office:value-type="string">
            <text:p>---Sound of light switch being turned off</text:p>
          </table:table-cell>
          <table:table-cell table:number-columns-repeated="2"/>
        </table:table-row>
        <table:table-row table:style-name="ro2">
          <table:table-cell office:value-type="string">
            <text:p>intro</text:p>
          </table:table-cell>
          <table:table-cell office:value-type="string">
            <text:p>Mom:</text:p>
          </table:table-cell>
          <table:table-cell office:value-type="string">
            <text:p>No problem, remember, even if the main fuse box disarms, </text:p>
          </table:table-cell>
          <table:table-cell table:number-columns-repeated="2"/>
        </table:table-row>
        <table:table-row table:style-name="ro2">
          <table:table-cell office:value-type="string">
            <text:p>intro</text:p>
          </table:table-cell>
          <table:table-cell office:value-type="string">
            <text:p>Mom:</text:p>
          </table:table-cell>
          <table:table-cell office:value-type="string">
            <text:p>all we have to do is go down there in the basement and rearm it. </text:p>
          </table:table-cell>
          <table:table-cell table:number-columns-repeated="2"/>
        </table:table-row>
        <table:table-row table:style-name="ro2">
          <table:table-cell office:value-type="string">
            <text:p>intro</text:p>
          </table:table-cell>
          <table:table-cell office:value-type="string">
            <text:p>Mom:</text:p>
          </table:table-cell>
          <table:table-cell office:value-type="string">
            <text:p>Piece of cake. I showed it to you how it is done.</text:p>
          </table:table-cell>
          <table:table-cell table:number-columns-repeated="2"/>
        </table:table-row>
        <table:table-row table:style-name="ro1">
          <table:table-cell office:value-type="string">
            <text:p>intro</text:p>
          </table:table-cell>
          <table:table-cell office:value-type="string">
            <text:p>Kaleef:</text:p>
          </table:table-cell>
          <table:table-cell office:value-type="string">
            <text:p>In daylight.....</text:p>
          </table:table-cell>
          <table:table-cell table:number-columns-repeated="2"/>
        </table:table-row>
        <table:table-row table:style-name="ro2">
          <table:table-cell office:value-type="string">
            <text:p>intro</text:p>
          </table:table-cell>
          <table:table-cell office:value-type="string">
            <text:p>Mom:</text:p>
          </table:table-cell>
          <table:table-cell office:value-type="string">
            <text:p>I tell you what, if it happens tonight, I will go down there myself.</text:p>
          </table:table-cell>
          <table:table-cell table:number-columns-repeated="2"/>
        </table:table-row>
        <table:table-row table:style-name="ro1">
          <table:table-cell office:value-type="string">
            <text:p>intro</text:p>
          </table:table-cell>
          <table:table-cell office:value-type="string">
            <text:p>Kaleef:</text:p>
          </table:table-cell>
          <table:table-cell office:value-type="string">
            <text:p>All alone??</text:p>
          </table:table-cell>
          <table:table-cell table:number-columns-repeated="2"/>
        </table:table-row>
        <table:table-row table:style-name="ro2">
          <table:table-cell office:value-type="string">
            <text:p>intro</text:p>
          </table:table-cell>
          <table:table-cell office:value-type="string">
            <text:p>Mom:</text:p>
          </table:table-cell>
          <table:table-cell office:value-type="string">
            <text:p>Yes, there is nothing to fear. One day you will have to do it yourself.</text:p>
          </table:table-cell>
          <table:table-cell table:number-columns-repeated="2"/>
        </table:table-row>
        <table:table-row table:style-name="ro1">
          <table:table-cell office:value-type="string">
            <text:p>intro</text:p>
          </table:table-cell>
          <table:table-cell office:value-type="string">
            <text:p>Kaleef:</text:p>
          </table:table-cell>
          <table:table-cell office:value-type="string">
            <text:p>All alone?</text:p>
          </table:table-cell>
          <table:table-cell table:number-columns-repeated="2"/>
        </table:table-row>
        <table:table-row table:style-name="ro2">
          <table:table-cell office:value-type="string">
            <text:p>intro</text:p>
          </table:table-cell>
          <table:table-cell office:value-type="string">
            <text:p>Mom:</text:p>
          </table:table-cell>
          <table:table-cell office:value-type="string">
            <text:p>One day yes, but I will be with you in your first try... <text:s/>Now go to sleep.</text:p>
          </table:table-cell>
          <table:table-cell table:number-columns-repeated="2"/>
        </table:table-row>
        <table:table-row table:style-name="ro1">
          <table:table-cell office:value-type="string">
            <text:p>intro</text:p>
          </table:table-cell>
          <table:table-cell office:value-type="string">
            <text:p>Kaleef:</text:p>
          </table:table-cell>
          <table:table-cell office:value-type="string">
            <text:p>Kay...</text:p>
          </table:table-cell>
          <table:table-cell table:number-columns-repeated="2"/>
        </table:table-row>
        <table:table-row table:style-name="ro2">
          <table:table-cell office:value-type="string">
            <text:p>intro</text:p>
          </table:table-cell>
          <table:table-cell office:value-type="string">
            <text:p>Mom:</text:p>
          </table:table-cell>
          <table:table-cell office:value-type="string">
            <text:p>Good night my sweet...</text:p>
          </table:table-cell>
          <table:table-cell table:number-columns-repeated="2"/>
        </table:table-row>
        <table:table-row table:style-name="ro1">
          <table:table-cell office:value-type="string">
            <text:p>going to bathroom</text:p>
          </table:table-cell>
          <table:table-cell office:value-type="string">
            <text:p>Kaleef:</text:p>
          </table:table-cell>
          <table:table-cell office:value-type="string">
            <text:p>"I thought mom was asleep too, I wonder what she is doing in the bathroom... let me see, it is gotta be her...."</text:p>
          </table:table-cell>
          <table:table-cell table:number-columns-repeated="2"/>
        </table:table-row>
        <table:table-row table:style-name="ro1">
          <table:table-cell office:value-type="string">
            <text:p>going to bathroom</text:p>
          </table:table-cell>
          <table:table-cell office:value-type="string">
            <text:p>Kaleef:</text:p>
          </table:table-cell>
          <table:table-cell office:value-type="string">
            <text:p>"I told her not to drink so much water..."</text:p>
          </table:table-cell>
          <table:table-cell table:number-columns-repeated="2"/>
        </table:table-row>
        <table:table-row table:style-name="ro1">
          <table:table-cell office:value-type="string">
            <text:p>going to bathroom</text:p>
          </table:table-cell>
          <table:table-cell office:value-type="string">
            <text:p>Kaleef:</text:p>
          </table:table-cell>
          <table:table-cell office:value-type="string">
            <text:p><text:s/>"Or maybe was that lasagna...."</text:p>
          </table:table-cell>
          <table:table-cell table:number-columns-repeated="2"/>
        </table:table-row>
        <table:table-row table:style-name="ro1">
          <table:table-cell office:value-type="string">
            <text:p>going to bathroom</text:p>
          </table:table-cell>
          <table:table-cell office:value-type="string">
            <text:p>Kaleef:</text:p>
          </table:table-cell>
          <table:table-cell office:value-type="string">
            <text:p>"I am sure she is fine"</text:p>
          </table:table-cell>
          <table:table-cell table:number-columns-repeated="2"/>
        </table:table-row>
        <table:table-row table:style-name="ro1">
          <table:table-cell office:value-type="string">
            <text:p>going to bathroom</text:p>
          </table:table-cell>
          <table:table-cell office:value-type="string">
            <text:p>Kaleef:</text:p>
          </table:table-cell>
          <table:table-cell office:value-type="string">
            <text:p><text:s/>"Do not worry ma, I am coming"</text:p>
          </table:table-cell>
          <table:table-cell table:number-columns-repeated="2"/>
        </table:table-row>
        <table:table-row table:style-name="ro1">
          <table:table-cell office:value-type="string">
            <text:p>going to bathroom</text:p>
          </table:table-cell>
          <table:table-cell office:value-type="string">
            <text:p>Kaleef:</text:p>
          </table:table-cell>
          <table:table-cell office:value-type="string">
            <text:p><text:s/>"I never noticed the bathroom was so far..."</text:p>
          </table:table-cell>
          <table:table-cell table:number-columns-repeated="2"/>
        </table:table-row>
        <table:table-row table:style-name="ro1">
          <table:table-cell office:value-type="string">
            <text:p>Bathroom</text:p>
          </table:table-cell>
          <table:table-cell office:value-type="string">
            <text:p>Kaleef:</text:p>
          </table:table-cell>
          <table:table-cell office:value-type="string">
            <text:p>Mom? Is that you?</text:p>
          </table:table-cell>
          <table:table-cell table:number-columns-repeated="2"/>
        </table:table-row>
        <table:table-row table:style-name="ro1">
          <table:table-cell office:value-type="string">
            <text:p>Bathroom</text:p>
          </table:table-cell>
          <table:table-cell office:value-type="string">
            <text:p>Kaleef:</text:p>
          </table:table-cell>
          <table:table-cell office:value-type="string">
            <text:p><text:s/>“I have to get out of here!”</text:p>
          </table:table-cell>
          <table:table-cell table:number-columns-repeated="2"/>
        </table:table-row>
        <table:table-row table:style-name="ro1">
          <table:table-cell office:value-type="string">
            <text:p>Corridor to the master bedroom</text:p>
          </table:table-cell>
          <table:table-cell office:value-type="string">
            <text:p>Kaleef:</text:p>
          </table:table-cell>
          <table:table-cell office:value-type="string">
            <text:p>I wonder where is my mom, she must be in her room, I hope she is ok</text:p>
          </table:table-cell>
          <table:table-cell table:number-columns-repeated="2"/>
        </table:table-row>
        <table:table-row table:style-name="ro1">
          <table:table-cell office:value-type="string">
            <text:p>Corridor to the master bedroom</text:p>
          </table:table-cell>
          <table:table-cell office:value-type="string">
            <text:p>Kaleef:</text:p>
          </table:table-cell>
          <table:table-cell office:value-type="string">
            <text:p>I better check on her</text:p>
          </table:table-cell>
          <table:table-cell table:number-columns-repeated="2"/>
        </table:table-row>
        <table:table-row table:style-name="ro1">
          <table:table-cell office:value-type="string">
            <text:p>Corridor to the master bedroom</text:p>
          </table:table-cell>
          <table:table-cell office:value-type="string">
            <text:p>Kaleef:</text:p>
          </table:table-cell>
          <table:table-cell office:value-type="string">
            <text:p>What is happening???</text:p>
          </table:table-cell>
          <table:table-cell table:number-columns-repeated="2"/>
        </table:table-row>
        <table:table-row table:style-name="ro1">
          <table:table-cell office:value-type="string">
            <text:p>Corridor to the master bedroom</text:p>
          </table:table-cell>
          <table:table-cell office:value-type="string">
            <text:p>Kaleef:</text:p>
          </table:table-cell>
          <table:table-cell office:value-type="string">
            <text:p>If my duck toys are like that, maybe my toy gun works too...</text:p>
          </table:table-cell>
          <table:table-cell table:number-columns-repeated="2"/>
        </table:table-row>
        <table:table-row table:style-name="ro1">
          <table:table-cell office:value-type="string">
            <text:p>Corridor to the master bedroom</text:p>
          </table:table-cell>
          <table:table-cell office:value-type="string">
            <text:p>Kaleef:</text:p>
          </table:table-cell>
          <table:table-cell office:value-type="string">
            <text:p>Luck I left it on my mom's bed!</text:p>
          </table:table-cell>
          <table:table-cell table:number-columns-repeated="2"/>
        </table:table-row>
        <table:table-row table:style-name="ro1">
          <table:table-cell office:value-type="string">
            <text:p>Master Bedroom</text:p>
          </table:table-cell>
          <table:table-cell office:value-type="string">
            <text:p>Kaleef:</text:p>
          </table:table-cell>
          <table:table-cell office:value-type="string">
            <text:p>What? It is empty!!! Where is my mom?? What is happening??</text:p>
          </table:table-cell>
          <table:table-cell table:number-columns-repeated="2"/>
        </table:table-row>
        <table:table-row table:style-name="ro1">
          <table:table-cell office:value-type="string">
            <text:p>Master Bedroom</text:p>
          </table:table-cell>
          <table:table-cell office:value-type="string">
            <text:p>Kaleef:</text:p>
          </table:table-cell>
          <table:table-cell office:value-type="string">
            <text:p>Yes! Now I will show these ducks!</text:p>
          </table:table-cell>
          <table:table-cell table:number-columns-repeated="2"/>
        </table:table-row>
        <table:table-row table:style-name="ro1">
          <table:table-cell office:value-type="string">
            <text:p>Master Bedroom</text:p>
          </table:table-cell>
          <table:table-cell office:value-type="string">
            <text:p>Kaleef:</text:p>
          </table:table-cell>
          <table:table-cell office:value-type="string">
            <text:p>It is so dark! I need light! I wonder if the master fuze box is disarmed!</text:p>
          </table:table-cell>
          <table:table-cell table:number-columns-repeated="2"/>
        </table:table-row>
        <table:table-row table:style-name="ro1">
          <table:table-cell office:value-type="string">
            <text:p>Master Bedroom</text:p>
          </table:table-cell>
          <table:table-cell office:value-type="string">
            <text:p>Kaleef:</text:p>
          </table:table-cell>
          <table:table-cell office:value-type="string">
            <text:p>Oh no! Without my mom I will have to go there alone! In the basement!</text:p>
          </table:table-cell>
          <table:table-cell table:number-columns-repeated="2"/>
        </table:table-row>
        <table:table-row table:style-name="ro1">
          <table:table-cell office:value-type="string">
            <text:p>Master Bedroom</text:p>
          </table:table-cell>
          <table:table-cell office:value-type="string">
            <text:p>Kaleef:</text:p>
          </table:table-cell>
          <table:table-cell office:value-type="string">
            <text:p>If only I had a lantern or a candle..... <text:s text:c="2"/>anything to light this darkness....</text:p>
          </table:table-cell>
          <table:table-cell table:number-columns-repeated="2"/>
        </table:table-row>
        <table:table-row table:style-name="ro1">
          <table:table-cell office:value-type="string">
            <text:p>celebration lines</text:p>
          </table:table-cell>
          <table:table-cell office:value-type="string">
            <text:p>Kaleef:</text:p>
          </table:table-cell>
          <table:table-cell office:value-type="string">
            <text:p>Yeah!!</text:p>
          </table:table-cell>
          <table:table-cell table:number-columns-repeated="2"/>
        </table:table-row>
        <table:table-row table:style-name="ro1">
          <table:table-cell office:value-type="string">
            <text:p>celebration lines</text:p>
          </table:table-cell>
          <table:table-cell office:value-type="string">
            <text:p>Kaleef:</text:p>
          </table:table-cell>
          <table:table-cell office:value-type="string">
            <text:p>Oh, they returned to normal! But the candle light will not last forever...</text:p>
          </table:table-cell>
          <table:table-cell table:number-columns-repeated="2"/>
        </table:table-row>
        <table:table-row table:style-name="ro1">
          <table:table-cell office:value-type="string">
            <text:p>celebration lines</text:p>
          </table:table-cell>
          <table:table-cell office:value-type="string">
            <text:p>Kaleef:</text:p>
          </table:table-cell>
          <table:table-cell office:value-type="string">
            <text:p>But if I rearm the fuze box I will be rid of them for good!</text:p>
          </table:table-cell>
          <table:table-cell table:number-columns-repeated="2"/>
        </table:table-row>
        <table:table-row table:style-name="ro1">
          <table:table-cell office:value-type="string">
            <text:p>celebration lines</text:p>
          </table:table-cell>
          <table:table-cell office:value-type="string">
            <text:p>Kaleef:</text:p>
          </table:table-cell>
          <table:table-cell office:value-type="string">
            <text:p>I better get going</text:p>
          </table:table-cell>
          <table:table-cell table:number-columns-repeated="2"/>
        </table:table-row>
        <table:table-row table:style-name="ro1">
          <table:table-cell office:value-type="string">
            <text:p>celebration lines</text:p>
          </table:table-cell>
          <table:table-cell office:value-type="string">
            <text:p>Kaleef:</text:p>
          </table:table-cell>
          <table:table-cell office:value-type="string">
            <text:p>Fuze box is not around here</text:p>
          </table:table-cell>
          <table:table-cell table:number-columns-repeated="2"/>
        </table:table-row>
        <table:table-row table:style-name="ro1">
          <table:table-cell office:value-type="string">
            <text:p>Master Bedroom</text:p>
          </table:table-cell>
          <table:table-cell office:value-type="string">
            <text:p>Kaleef:</text:p>
          </table:table-cell>
          <table:table-cell office:value-type="string">
            <text:p>Over here!</text:p>
          </table:table-cell>
          <table:table-cell table:number-columns-repeated="2"/>
        </table:table-row>
        <table:table-row table:style-name="ro1">
          <table:table-cell office:value-type="string">
            <text:p>celebration lines</text:p>
          </table:table-cell>
          <table:table-cell office:value-type="string">
            <text:p>Kaleef:</text:p>
          </table:table-cell>
          <table:table-cell office:value-type="string">
            <text:p>Yes!! I am getting closer!</text:p>
          </table:table-cell>
          <table:table-cell table:number-columns-repeated="2"/>
        </table:table-row>
        <table:table-row table:style-name="ro1">
          <table:table-cell office:value-type="string">
            <text:p>Living Room Upstairs</text:p>
          </table:table-cell>
          <table:table-cell office:value-type="string">
            <text:p>Kaleef:</text:p>
          </table:table-cell>
          <table:table-cell office:value-type="string">
            <text:p>I hope mom is fi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aleef:</text:p>
          </table:table-cell>
          <table:table-cell office:value-type="string">
            <text:p>I guess they do not climb on the furniture</text:p>
          </table:table-cell>
          <table:table-cell table:number-columns-repeated="2"/>
        </table:table-row>
        <table:table-row table:style-name="ro1">
          <table:table-cell office:value-type="string">
            <text:p>Living Room Downstairs</text:p>
          </table:table-cell>
          <table:table-cell office:value-type="string">
            <text:p>Kaleef:</text:p>
          </table:table-cell>
          <table:table-cell office:value-type="string">
            <text:p>I better find a cand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aleef:</text:p>
          </table:table-cell>
          <table:table-cell office:value-type="string">
            <text:p>I wish I could turn on the T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aleef:</text:p>
          </table:table-cell>
          <table:table-cell office:value-type="string">
            <text:p>The couch was always my favorite, now even more!</text:p>
          </table:table-cell>
          <table:table-cell table:number-columns-repeated="2"/>
        </table:table-row>
        <table:table-row table:style-name="ro1">
          <table:table-cell office:value-type="string">
            <text:p>Kitchen</text:p>
          </table:table-cell>
          <table:table-cell office:value-type="string">
            <text:p>Kaleef:</text:p>
          </table:table-cell>
          <table:table-cell office:value-type="string">
            <text:p>Mom always tell me to not climb on the cabinets, but they are safer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aleef:</text:p>
          </table:table-cell>
          <table:table-cell office:value-type="string">
            <text:p>I guess she won't mind, it is an emergency</text:p>
          </table:table-cell>
          <table:table-cell table:number-columns-repeated="2"/>
        </table:table-row>
        <table:table-row table:style-name="ro1">
          <table:table-cell office:value-type="string">
            <text:p>Basement</text:p>
          </table:table-cell>
          <table:table-cell office:value-type="string">
            <text:p>Kaleef:</text:p>
          </table:table-cell>
          <table:table-cell office:value-type="string">
            <text:p>This is the worst place</text:p>
          </table:table-cell>
          <table:table-cell table:number-columns-repeated="2"/>
        </table:table-row>
        <table:table-row table:style-name="ro1">
          <table:table-cell office:value-type="string">
            <text:p>Basement</text:p>
          </table:table-cell>
          <table:table-cell office:value-type="string">
            <text:p>Kaleef:</text:p>
          </table:table-cell>
          <table:table-cell office:value-type="string">
            <text:p>Why the fuze box must be so difficult to reach???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Final celebration</text:p>
          </table:table-cell>
          <table:table-cell office:value-type="string">
            <text:p>Kaleef:</text:p>
          </table:table-cell>
          <table:table-cell office:value-type="string">
            <text:p>Yeah!! I did it!!!</text:p>
          </table:table-cell>
          <table:table-cell table:number-columns-repeated="2"/>
        </table:table-row>
        <table:table-row table:style-name="ro1">
          <table:table-cell office:value-type="string">
            <text:p>Final celebration</text:p>
          </table:table-cell>
          <table:table-cell office:value-type="string">
            <text:p>Kaleef:</text:p>
          </table:table-cell>
          <table:table-cell office:value-type="string">
            <text:p>Mom!! You gotta see this!!!</text:p>
          </table:table-cell>
          <table:table-cell table:number-columns-repeated="2"/>
        </table:table-row>
        <table:table-row table:style-name="ro1">
          <table:table-cell office:value-type="string">
            <text:p>Final celebration</text:p>
          </table:table-cell>
          <table:table-cell office:value-type="string">
            <text:p>Kaleef:</text:p>
          </table:table-cell>
          <table:table-cell office:value-type="string">
            <text:p>I am a big boy now!!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The end</text:p>
          </table:table-cell>
          <table:table-cell office:value-type="string">
            <text:p>Kaleef:</text:p>
          </table:table-cell>
          <table:table-cell office:value-type="string">
            <text:p>Oh...</text:p>
          </table:table-cell>
          <table:table-cell table:number-columns-repeated="2"/>
        </table:table-row>
        <table:table-row table:style-name="ro1">
          <table:table-cell office:value-type="string">
            <text:p>The end</text:p>
          </table:table-cell>
          <table:table-cell office:value-type="string">
            <text:p>Kaleef:</text:p>
          </table:table-cell>
          <table:table-cell office:value-type="string">
            <text:p>Everything is normal...</text:p>
          </table:table-cell>
          <table:table-cell table:number-columns-repeated="2"/>
        </table:table-row>
        <table:table-row table:style-name="ro1">
          <table:table-cell office:value-type="string">
            <text:p>The end</text:p>
          </table:table-cell>
          <table:table-cell office:value-type="string">
            <text:p>Kaleef:</text:p>
          </table:table-cell>
          <table:table-cell office:value-type="string">
            <text:p>I guess it was just a bad dream...</text:p>
          </table:table-cell>
          <table:table-cell table:number-columns-repeated="2"/>
        </table:table-row>
      </table:table>
      <table:table table:name="script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2">
          <table:table-cell office:value-type="string">
            <text:p>Project Macro:</text:p>
          </table:table-cell>
          <table:table-cell office:value-type="string">
            <text:p>The Monsters We Se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Change/Improvement</text:p>
          </table:table-cell>
          <table:table-cell office:value-type="string">
            <text:p>Where</text:p>
          </table:table-cell>
          <table:table-cell office:value-type="string">
            <text:p>What</text:p>
          </table:table-cell>
        </table:table-row>
        <table:table-row table:style-name="ro1">
          <table:table-cell/>
          <table:table-cell office:value-type="string">
            <text:p>Script</text:p>
          </table:table-cell>
          <table:table-cell table:number-columns-repeated="2"/>
          <table:table-cell office:value-type="string">
            <text:p>Mood of main menu</text:p>
          </table:table-cell>
          <table:table-cell office:value-type="string">
            <text:p>GameTitle</text:p>
          </table:table-cell>
          <table:table-cell office:value-type="string">
            <text:p>It should be raining, with lightining bolt sounds and light flickering</text:p>
          </table:table-cell>
        </table:table-row>
        <table:table-row table:style-name="ro2">
          <table:table-cell/>
          <table:table-cell office:value-type="string">
            <text:p>--lullaby is playing since the beginning... kind of in the bac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fter first user click, camera should approach the house smoothly, Kaleef says: Mom??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NTRODUCTION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Then cuts to the inside of Kaleef's bedroom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Camera approaches Kaleef slow and smoothly, while the lines are played: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intro lines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--- <text:s/>more lullaby ----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--- <text:s/>sound of rain gets stronger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--- sound of thunder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--- <text:s/>light flickers and sound becomes distorted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-- another thunder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camera cuts to the basement and shows the fuse box 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another thunder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sparks everywhere and the fuze box disarms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play nightmare awake animation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release first scene without spawning of enemies and with the guider slowly fading in, without movement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UI messages to show how to move and look around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shoot, evade and jump are disabled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--- strange sounds coming from the bathroom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gameplay with Kaleef voice line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BATHROOM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When the player arrives in the bathroom, gameplay is disabled. Camera slowly approaches the bathtub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Camera script is also disabled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Revealing a silhouete.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Kaleef: Mom? Is that you?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Player approaches slowly with the camera...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Suspense sounds...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Then the duck turns and reveals himself</text:p>
          </table:table-cell>
          <table:table-cell table:number-columns-repeated="5"/>
        </table:table-row>
        <table:table-row table:style-name="ro1">
          <table:table-cell office:value-type="string">
            <text:p>cutscene</text:p>
          </table:table-cell>
          <table:table-cell office:value-type="string">
            <text:p>-- Duck sound: Kweeeen!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play camera is released, but not the control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I message to teach how to evade the ducks, once the player presses the evade button, gameplay is released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more Kaleef voice lines with walk/run/evade/look gameplay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after Kaleef mentions the mom's bedroom, the guider should start guiding him there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Outside the bathroom, two zombie ducks should be waiting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Master Bedroom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As soon as he enters, the first voice lines play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Then it is normal gameplay, until he finds and gets the gun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voice line celebrating the gun and UI message teaching how to shoo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once he leaves the master bedroom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voice lines thinking what to do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then guider starts to show him the path to the light the candle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once in range UI message: shoot the candle 3x to light it</text:p>
          </table:table-cell>
          <table:table-cell table:number-columns-repeated="5"/>
        </table:table-row>
        <table:table-row table:style-name="ro1">
          <table:table-cell office:value-type="string">
            <text:p>reward cut</text:p>
          </table:table-cell>
          <table:table-cell office:value-type="string">
            <text:p>when the player lights the candle, gameplay and camera script are disabled</text:p>
          </table:table-cell>
          <table:table-cell table:number-columns-repeated="5"/>
        </table:table-row>
        <table:table-row table:style-name="ro2">
          <table:table-cell office:value-type="string">
            <text:p>reward cut</text:p>
          </table:table-cell>
          <table:table-cell office:value-type="string">
            <text:p>camera shows the light spreading from the candle and zombies turning back</text:p>
          </table:table-cell>
          <table:table-cell table:number-columns-repeated="5"/>
        </table:table-row>
        <table:table-row table:style-name="ro2">
          <table:table-cell office:value-type="string">
            <text:p>reward cut</text:p>
          </table:table-cell>
          <table:table-cell office:value-type="string">
            <text:p>to their original selves</text:p>
          </table:table-cell>
          <table:table-cell table:number-columns-repeated="5"/>
        </table:table-row>
        <table:table-row table:style-name="ro1">
          <table:table-cell office:value-type="string">
            <text:p>reward cut</text:p>
          </table:table-cell>
          <table:table-cell office:value-type="string">
            <text:p>play Kaleef's celebration lines, then resume gameplay</text:p>
          </table:table-cell>
          <table:table-cell table:number-columns-repeated="5"/>
        </table:table-row>
        <table:table-row table:style-name="ro1">
          <table:table-cell office:value-type="string">
            <text:p>reward gameplay</text:p>
          </table:table-cell>
          <table:table-cell office:value-type="string">
            <text:p>when he exits the master bedroom, everything is dark again, and the guider</text:p>
          </table:table-cell>
          <table:table-cell table:number-columns-repeated="5"/>
        </table:table-row>
        <table:table-row table:style-name="ro1">
          <table:table-cell office:value-type="string">
            <text:p>reward gameplay</text:p>
          </table:table-cell>
          <table:table-cell office:value-type="string">
            <text:p>show the path to the living room</text:p>
          </table:table-cell>
          <table:table-cell table:number-columns-repeated="5"/>
        </table:table-row>
        <table:table-row table:style-name="ro1">
          <table:table-cell office:value-type="string">
            <text:p>reward gameplay</text:p>
          </table:table-cell>
          <table:table-cell office:value-type="string">
            <text:p>change scenes in the stairway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The Living Room Upstairs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When the level starts a UI message: 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“Use space to jump”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Just fight your way with the ducks and find the candle</text:p>
          </table:table-cell>
          <table:table-cell table:number-columns-repeated="5"/>
        </table:table-row>
        <table:table-row table:style-name="ro1">
          <table:table-cell office:value-type="string">
            <text:p>reward cut</text:p>
          </table:table-cell>
          <table:table-cell office:value-type="string">
            <text:p>when the player lights the candle, gameplay and camera script are disabled</text:p>
          </table:table-cell>
          <table:table-cell table:number-columns-repeated="5"/>
        </table:table-row>
        <table:table-row table:style-name="ro2">
          <table:table-cell office:value-type="string">
            <text:p>reward cut</text:p>
          </table:table-cell>
          <table:table-cell office:value-type="string">
            <text:p>camera shows the light spreading from the candle and zombies turning back</text:p>
          </table:table-cell>
          <table:table-cell table:number-columns-repeated="5"/>
        </table:table-row>
        <table:table-row table:style-name="ro2">
          <table:table-cell office:value-type="string">
            <text:p>reward cut</text:p>
          </table:table-cell>
          <table:table-cell office:value-type="string">
            <text:p>to their original selves</text:p>
          </table:table-cell>
          <table:table-cell table:number-columns-repeated="5"/>
        </table:table-row>
        <table:table-row table:style-name="ro1">
          <table:table-cell office:value-type="string">
            <text:p>reward cut</text:p>
          </table:table-cell>
          <table:table-cell office:value-type="string">
            <text:p>play Kaleef's celebration lines, then resume gameplay</text:p>
          </table:table-cell>
          <table:table-cell table:number-columns-repeated="5"/>
        </table:table-row>
        <table:table-row table:style-name="ro1">
          <table:table-cell office:value-type="string">
            <text:p>reward gameplay</text:p>
          </table:table-cell>
          <table:table-cell office:value-type="string">
            <text:p>Guider shows path to the kitchen</text:p>
          </table:table-cell>
          <table:table-cell table:number-columns-repeated="5"/>
        </table:table-row>
        <table:table-row table:style-name="ro1">
          <table:table-cell office:value-type="string">
            <text:p>reward gameplay</text:p>
          </table:table-cell>
          <table:table-cell office:value-type="string">
            <text:p>change scenes in the stairway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The Living Room Downstairs</text:p>
          </table:table-cell>
          <table:table-cell table:number-columns-repeated="5"/>
        </table:table-row>
        <table:table-row table:style-name="ro1">
          <table:table-cell office:value-type="string">
            <text:p>Penguim intro</text:p>
          </table:table-cell>
          <table:table-cell office:value-type="string">
            <text:p>Introduce the Penguim here, if he exists</text:p>
          </table:table-cell>
          <table:table-cell table:number-columns-repeated="5"/>
        </table:table-row>
        <table:table-row table:style-name="ro1">
          <table:table-cell office:value-type="string">
            <text:p>Penguim intro</text:p>
          </table:table-cell>
          <table:table-cell office:value-type="string">
            <text:p>As soon as the user enters the living room, gameplay and camera are disabled</text:p>
          </table:table-cell>
          <table:table-cell table:number-columns-repeated="5"/>
        </table:table-row>
        <table:table-row table:style-name="ro1">
          <table:table-cell office:value-type="string">
            <text:p>Penguim intro</text:p>
          </table:table-cell>
          <table:table-cell office:value-type="string">
            <text:p>Camera cuts, and a Penguim gives a vicius slap to the boy's face</text:p>
          </table:table-cell>
          <table:table-cell table:number-columns-repeated="5"/>
        </table:table-row>
        <table:table-row table:style-name="ro1">
          <table:table-cell office:value-type="string">
            <text:p>Penguim intro</text:p>
          </table:table-cell>
          <table:table-cell office:value-type="string">
            <text:p>He twists with the impact, then recovers and camera focus on the new threat,</text:p>
          </table:table-cell>
          <table:table-cell table:number-columns-repeated="5"/>
        </table:table-row>
        <table:table-row table:style-name="ro1">
          <table:table-cell office:value-type="string">
            <text:p>Penguim intro</text:p>
          </table:table-cell>
          <table:table-cell office:value-type="string">
            <text:p>showing the Penguim in all his glory, then smoothly returns to the back of the player</text:p>
          </table:table-cell>
          <table:table-cell table:number-columns-repeated="5"/>
        </table:table-row>
        <table:table-row table:style-name="ro1">
          <table:table-cell office:value-type="string">
            <text:p>Penguim intro</text:p>
          </table:table-cell>
          <table:table-cell office:value-type="string">
            <text:p>and resumes gameplay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nothing special, just more gameplay with the ducks and penguims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in this level the guider just hovers over the player, not showing the path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otherwise it is going to be too fast!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The candle is at the end of the level, in the kitchen, close to the stairs 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leading to the basement</text:p>
          </table:table-cell>
          <table:table-cell table:number-columns-repeated="5"/>
        </table:table-row>
        <table:table-row table:style-name="ro1">
          <table:table-cell office:value-type="string">
            <text:p>reward cut</text:p>
          </table:table-cell>
          <table:table-cell office:value-type="string">
            <text:p>when the player lights the candle, gameplay and camera script are disabled</text:p>
          </table:table-cell>
          <table:table-cell table:number-columns-repeated="5"/>
        </table:table-row>
        <table:table-row table:style-name="ro2">
          <table:table-cell office:value-type="string">
            <text:p>reward cut</text:p>
          </table:table-cell>
          <table:table-cell office:value-type="string">
            <text:p>camera shows the light spreading from the candle and zombies turning back</text:p>
          </table:table-cell>
          <table:table-cell table:number-columns-repeated="5"/>
        </table:table-row>
        <table:table-row table:style-name="ro2">
          <table:table-cell office:value-type="string">
            <text:p>reward cut</text:p>
          </table:table-cell>
          <table:table-cell office:value-type="string">
            <text:p>to their original selves</text:p>
          </table:table-cell>
          <table:table-cell table:number-columns-repeated="5"/>
        </table:table-row>
        <table:table-row table:style-name="ro1">
          <table:table-cell office:value-type="string">
            <text:p>reward cut</text:p>
          </table:table-cell>
          <table:table-cell office:value-type="string">
            <text:p>play Kaleef's celebration lines, then resume gameplay</text:p>
          </table:table-cell>
          <table:table-cell table:number-columns-repeated="5"/>
        </table:table-row>
        <table:table-row table:style-name="ro1">
          <table:table-cell office:value-type="string">
            <text:p>reward gameplay</text:p>
          </table:table-cell>
          <table:table-cell office:value-type="string">
            <text:p>Guider shows path to the baseement, the stairs</text:p>
          </table:table-cell>
          <table:table-cell table:number-columns-repeated="5"/>
        </table:table-row>
        <table:table-row table:style-name="ro1">
          <table:table-cell office:value-type="string">
            <text:p>reward gameplay</text:p>
          </table:table-cell>
          <table:table-cell office:value-type="string">
            <text:p>change scenes in the stairway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The Basemen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ot sure if the guider will guide him or not, the level is pretty simpl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ut since there is the main objective of the game...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gameplay with all the enemies, interspersed with other Kaleef's voice lines </text:p>
          </table:table-cell>
          <table:table-cell table:number-columns-repeated="5"/>
        </table:table-row>
        <table:table-row table:style-name="ro1">
          <table:table-cell office:value-type="string">
            <text:p>gameplay</text:p>
          </table:table-cell>
          <table:table-cell office:value-type="string">
            <text:p>anticipating the end,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en he finally finds the fuze box, the sound might change to the climax music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--- climax music playing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ow more enemies will keep spawning and they will either attack the player 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o over to “protect” the fuze box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henever enemies are close to the fuze box, they heal the lock, when the player finally manages to open th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uzebox, he just needs to get close to rearm and activate the last cutscene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final cut</text:p>
          </table:table-cell>
          <table:table-cell office:value-type="string">
            <text:p>gameplay and camera control are disabled, camera smoothly gets distance from fuze box</text:p>
          </table:table-cell>
          <table:table-cell table:number-columns-repeated="5"/>
        </table:table-row>
        <table:table-row table:style-name="ro2">
          <table:table-cell office:value-type="string">
            <text:p>final cut</text:p>
          </table:table-cell>
          <table:table-cell office:value-type="string">
            <text:p>showing the light spreading through the level, and enemies turning back to normal</text:p>
          </table:table-cell>
          <table:table-cell table:number-columns-repeated="5"/>
        </table:table-row>
        <table:table-row table:style-name="ro1">
          <table:table-cell office:value-type="string">
            <text:p>final cut</text:p>
          </table:table-cell>
          <table:table-cell office:value-type="string">
            <text:p>playing Kaleef's voice lines celebrating his victory</text:p>
          </table:table-cell>
          <table:table-cell table:number-columns-repeated="5"/>
        </table:table-row>
        <table:table-row table:style-name="ro2">
          <table:table-cell office:value-type="string">
            <text:p>final cut</text:p>
          </table:table-cell>
          <table:table-cell office:value-type="string">
            <text:p>the light keeps spreading until the whole scene is white, then it cuts to the bedroom</text:p>
          </table:table-cell>
          <table:table-cell table:number-columns-repeated="5"/>
        </table:table-row>
        <table:table-row table:style-name="ro1">
          <table:table-cell office:value-type="string">
            <text:p>final cut</text:p>
          </table:table-cell>
          <table:table-cell office:value-type="string">
            <text:p>with Kaleef sleeping, he wakes up and sits</text:p>
          </table:table-cell>
          <table:table-cell table:number-columns-repeated="5"/>
        </table:table-row>
        <table:table-row table:style-name="ro1">
          <table:table-cell office:value-type="string">
            <text:p>final cut</text:p>
          </table:table-cell>
          <table:table-cell office:value-type="string">
            <text:p>play Kaleef's realizing it was just a dream</text:p>
          </table:table-cell>
          <table:table-cell table:number-columns-repeated="5"/>
        </table:table-row>
        <table:table-row table:style-name="ro2">
          <table:table-cell office:value-type="string">
            <text:p>final cut</text:p>
          </table:table-cell>
          <table:table-cell office:value-type="string">
            <text:p>fade out</text:p>
          </table:table-cell>
          <table:table-cell table:number-columns-repeated="5"/>
        </table:table-row>
        <table:table-row table:style-name="ro2">
          <table:table-cell office:value-type="string">
            <text:p>final cut</text:p>
          </table:table-cell>
          <table:table-cell office:value-type="string">
            <text:p>credits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10/21/2017</text:date>, <text:time>13:5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tista</meta:initial-creator>
    <meta:creation-date>2017-10-19T20:38:22.83</meta:creation-date>
    <dc:date>2017-10-21T13:52:56.63</dc:date>
    <dc:creator>Daniel Batista</dc:creator>
    <meta:editing-duration>P1DT16H59M2S</meta:editing-duration>
    <meta:editing-cycles>28</meta:editing-cycles>
    <meta:generator>OpenOffice/4.1.3$Win32 OpenOffice.org_project/413m1$Build-9783</meta:generator>
    <meta:document-statistic meta:table-count="3" meta:cell-count="354" meta:object-count="0"/>
  </office:meta>
</office:document-meta>
</file>